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52M11S">
            <text:p>17:52:1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53M41S">
            <text:p>17:53:4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9.025">
            <text:p>22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8.95">
            <text:p>19.0</text:p>
          </table:table-cell>
          <table:table-cell table:style-name="ce4" office:value-type="float" office:value="3.025">
            <text:p>3.0</text:p>
          </table:table-cell>
          <table:table-cell table:style-name="ce4" office:value-type="float" office:value="8.525">
            <text:p>8.5</text:p>
          </table:table-cell>
          <table:table-cell table:style-name="ce4" office:value-type="float" office:value="69.525">
            <text:p>69.5</text:p>
          </table:table-cell>
          <table:table-cell table:style-name="ce4" office:value-type="float" office:value="21.975">
            <text:p>2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04.2">
            <text:p>40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6">
            <text:p>38.6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15.2">
            <text:p>15.2</text:p>
          </table:table-cell>
          <table:table-cell table:style-name="ce4" office:value-type="float" office:value="97.6">
            <text:p>97.6</text:p>
          </table:table-cell>
          <table:table-cell table:style-name="ce4" office:value-type="float" office:value="43.1">
            <text:p>43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281H53M41S">
            <text:p>17:53:4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03693931398417">
            <text:p>2.0</text:p>
          </table:table-cell>
          <table:table-cell table:style-name="ce4" office:value-type="float" office:value="1.48760330578512">
            <text:p>1.5</text:p>
          </table:table-cell>
          <table:table-cell table:style-name="ce4" office:value-type="float" office:value="1.78299120234604">
            <text:p>1.8</text:p>
          </table:table-cell>
          <table:table-cell table:style-name="ce4" office:value-type="float" office:value="1.40381157856886">
            <text:p>1.4</text:p>
          </table:table-cell>
          <table:table-cell table:style-name="ce4" office:value-type="float" office:value="1.9613196814562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5.088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423.828">
            <text:p>42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120048699000538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9">
            <text:p>09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52.1S">
            <text:p>00:17:5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5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28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10"/>82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439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49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729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853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4709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2637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583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75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10"/>528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04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356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4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74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4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42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69364 0 75317 80711617 78391 12 4082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8534 0 22989 20127317 17673 12 360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6293 0 16982 20210898 13753 0 13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13305 0 14635 20199383 11180 0 86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11230 0 20710 20174017 35783 0 260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475959 54 7 0 0 0 0 2 0 1 0 0 0 108 0 291379 66 0 0 0 0 0 0 0 22 0 0 0 0 0 0 0 0 525959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1761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323001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15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234873 0 4057826 1704555 2950924 291419 0 3 1132575 8504 308906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/>207028 <text:s text:c="3"/>1102 <text:s text:c="3"/>0 <text:s text:c="3"/>0 <text:s text:c="3"/>0 <text:s text:c="4"/>0 <text:s text:c="9"/>0 <text:s text:c="8"/>0 <text:s text:c="2"/>207028 <text:s text:c="3"/>110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91718389 4607052 <text:s text:c="3"/>0 <text:s/>326 <text:s text:c="3"/>0 <text:s text:c="4"/>0 <text:s text:c="9"/>0 <text:s text:c="8"/>0 1588286505 246604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72362 31811 4422502 631128 219019 3558924 30307400 28248740 0 1090284 289460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71876 30049 4404530 628232 218720 3553133 30258736 28209444 0 1086916 289038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427 1742 17352 2468 292 5791 48664 39292 0 16172 417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4189 9910235 49 3332 7 58 269250 174852 20 0 1 0 4 2945024 281 4294967295 15626240 15726076 3212910000 3212904972 5309462 0 0 4096 536946211 3223525726 0 0 0 3 0 0 185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9 281 220 25 0 142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4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607052 errors:0 dropped:32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46604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91718389 (1.9 GB) <text:s/>TX bytes:1588286505 (1.5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2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10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0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07028 (207.0 KB) <text:s/>TX bytes:207028 (207.0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503 <text:s text:c="5"/>4777 <text:s/>3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97.6">
            <text:p>97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3.5">
            <text:p>13.5</text:p>
          </table:table-cell>
          <table:table-cell office:value-type="float" office:value="2.5">
            <text:p>2.5</text:p>
          </table:table-cell>
          <table:table-cell office:value-type="float" office:value="8.1">
            <text:p>8.1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8.6">
            <text:p>38.6</text:p>
          </table:table-cell>
          <table:table-cell office:value-type="float" office:value="4.5">
            <text:p>4.5</text:p>
          </table:table-cell>
          <table:table-cell office:value-type="float" office:value="10.8">
            <text:p>10.8</text:p>
          </table:table-cell>
          <table:table-cell office:value-type="float" office:value="46.1">
            <text:p>46.1</text:p>
          </table:table-cell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2.1">
            <text:p>22.1</text:p>
          </table:table-cell>
          <table:table-cell office:value-type="float" office:value="4.3">
            <text:p>4.3</text:p>
          </table:table-cell>
          <table:table-cell office:value-type="float" office:value="15.2">
            <text:p>15.2</text:p>
          </table:table-cell>
          <table:table-cell office:value-type="float" office:value="58.4">
            <text:p>58.4</text:p>
          </table:table-cell>
          <table:table-cell office:value-type="float" office:value="26.4">
            <text:p>26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95">
            <text:p>18.95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025">
            <text:p>3.03</text:p>
          </table:table-cell>
          <table:table-cell office:value-type="float" office:value="8.525">
            <text:p>8.53</text:p>
          </table:table-cell>
          <table:table-cell office:value-type="float" office:value="69.525">
            <text:p>69.53</text:p>
          </table:table-cell>
          <table:table-cell office:value-type="float" office:value="21.975">
            <text:p>21.9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5.85">
            <text:p>15.9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3.45">
            <text:p>3.5</text:p>
          </table:table-cell>
          <table:table-cell table:style-name="ce10" office:value-type="float" office:value="78.325">
            <text:p>78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8.875">
            <text:p>18.9</text:p>
          </table:table-cell>
          <table:table-cell table:style-name="ce10" office:value-type="float" office:value="2.425">
            <text:p>2.4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76.625">
            <text:p>76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0.375">
            <text:p>20.4</text:p>
          </table:table-cell>
          <table:table-cell table:style-name="ce10" office:value-type="float" office:value="2.45">
            <text:p>2.5</text:p>
          </table:table-cell>
          <table:table-cell table:style-name="ce10" office:value-type="float" office:value="2.325">
            <text:p>2.3</text:p>
          </table:table-cell>
          <table:table-cell table:style-name="ce10" office:value-type="float" office:value="74.825">
            <text:p>74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9.2">
            <text:p>19.2</text:p>
          </table:table-cell>
          <table:table-cell table:style-name="ce10" office:value-type="float" office:value="4.075">
            <text:p>4.1</text:p>
          </table:table-cell>
          <table:table-cell table:style-name="ce10" office:value-type="float" office:value="25.975">
            <text:p>26.0</text:p>
          </table:table-cell>
          <table:table-cell table:style-name="ce10" office:value-type="float" office:value="50.775">
            <text:p>50.8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7.2">
            <text:p>7.2</text:p>
          </table:table-cell>
          <table:table-cell office:value-type="float" office:value="1540.4">
            <text:p>1540.4</text:p>
          </table:table-cell>
          <table:table-cell office:value-type="float" office:value="226.4">
            <text:p>226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72">
            <text:p>72</text:p>
          </table:table-cell>
          <table:table-cell office:value-type="float" office:value="7374.8">
            <text:p>7374.8</text:p>
          </table:table-cell>
          <table:table-cell office:value-type="float" office:value="285.5">
            <text:p>285.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90.4">
            <text:p>90.4</text:p>
          </table:table-cell>
          <table:table-cell office:value-type="float" office:value="5212.4">
            <text:p>5212.4</text:p>
          </table:table-cell>
          <table:table-cell office:value-type="float" office:value="404.2">
            <text:p>404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4">
            <text:p>42.4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3531.9">
            <text:p>3531.9</text:p>
          </table:table-cell>
          <table:table-cell table:style-name="ce11" table:formula="of:=AVERAGE([.D2:.D5])" office:value-type="float" office:value="229.025">
            <text:p>229.0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6.6566037735849">
            <text:p>36.7</text:p>
          </table:table-cell>
          <table:table-cell table:style-name="ce11" table:formula="of:=IF([.C7]=0;0;MAX(SUMPRODUCT([.C2:.C5];[.C2:.C5])/SUM([.C2:.C5])-[.C7];0))" office:value-type="float" office:value="2408.92653529262">
            <text:p>2408.9</text:p>
          </table:table-cell>
          <table:table-cell table:style-name="ce11" table:formula="of:=IF([.D7]=0;0;MAX(SUMPRODUCT([.D2:.D5];[.D2:.D5])/SUM([.D2:.D5])-[.D7];0))" office:value-type="float" office:value="94.2419468398646">
            <text:p>94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1.3433962264151">
            <text:p>11.3</text:p>
          </table:table-cell>
          <table:table-cell table:style-name="ce11" table:formula="of:=ABS(MAX([.C2:.C5])-[.C7]-[.C8])" office:value-type="float" office:value="1433.97346470738">
            <text:p>1434.0</text:p>
          </table:table-cell>
          <table:table-cell table:style-name="ce11" table:formula="of:=ABS(MAX([.D2:.D5])-[.D7]-[.D8])" office:value-type="float" office:value="80.9330531601354">
            <text:p>80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5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0.3">
            <text:p>30.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115.5">
            <text:p>115.5</text:p>
          </table:table-cell>
          <table:table-cell office:value-type="float" office:value="26.1">
            <text:p>26.1</text:p>
          </table:table-cell>
          <table:table-cell office:value-type="float" office:value="25.3">
            <text:p>25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66.9">
            <text:p>166.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0">
            <text:p>0</text:p>
          </table:table-cell>
          <table:table-cell table:number-columns-repeated="2" office:value-type="float" office:value="13.1">
            <text:p>13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6.2">
            <text:p>2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3.05">
            <text:p>33.1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1.5">
            <text:p>11.5</text:p>
          </table:table-cell>
          <table:table-cell table:style-name="ce11" table:formula="of:=AVERAGE([.D2:.D5])" office:value-type="float" office:value="11.3">
            <text:p>11.3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9.9692133131619">
            <text:p>70.0</text:p>
          </table:table-cell>
          <table:table-cell table:style-name="ce11" table:formula="of:=IF([.C7]=0;0;MAX(SUMPRODUCT([.C2:.C5];[.C2:.C5])/SUM([.C2:.C5])-[.C7];0))" office:value-type="float" office:value="8.04478260869565">
            <text:p>8.0</text:p>
          </table:table-cell>
          <table:table-cell table:style-name="ce11" table:formula="of:=IF([.D7]=0;0;MAX(SUMPRODUCT([.D2:.D5];[.D2:.D5])/SUM([.D2:.D5])-[.D7];0))" office:value-type="float" office:value="7.68097345132744">
            <text:p>7.7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2.4807866868381">
            <text:p>12.5</text:p>
          </table:table-cell>
          <table:table-cell table:style-name="ce11" table:formula="of:=ABS(MAX([.C2:.C5])-[.C7]-[.C8])" office:value-type="float" office:value="6.55521739130435">
            <text:p>6.6</text:p>
          </table:table-cell>
          <table:table-cell table:style-name="ce11" table:formula="of:=ABS(MAX([.D2:.D5])-[.D7]-[.D8])" office:value-type="float" office:value="6.31902654867256">
            <text:p>6.3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03.019213313162">
            <text:p>103.0</text:p>
          </table:table-cell>
          <table:table-cell table:style-name="ce11" table:formula="of:=[.C7]+ [.C8]" office:value-type="float" office:value="19.5447826086957">
            <text:p>19.5</text:p>
          </table:table-cell>
          <table:table-cell table:style-name="ce11" table:formula="of:=[.D7]+ [.D8]" office:value-type="float" office:value="18.9809734513274">
            <text:p>19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table:number-columns-repeated="2" office:value-type="float" office:value="40.3">
            <text:p>4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80.7">
            <text:p>80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57.9">
            <text:p>57.9</text:p>
          </table:table-cell>
          <table:table-cell office:value-type="float" office:value="57.3">
            <text:p>57.3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17.7">
            <text:p>117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table:number-columns-repeated="2" office:value-type="float" office:value="72.9">
            <text:p>7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5.8">
            <text:p>14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775">
            <text:p>42.8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42.625">
            <text:p>42.6</text:p>
          </table:table-cell>
          <table:table-cell table:style-name="ce11" table:formula="of:=AVERAGE([.D2:.D5])" office:value-type="float" office:value="0.65">
            <text:p>0.7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7.3705873758036">
            <text:p>17.4</text:p>
          </table:table-cell>
          <table:table-cell table:style-name="ce11" table:formula="of:=IF([.C7]=0;0;MAX(SUMPRODUCT([.C2:.C5];[.C2:.C5])/SUM([.C2:.C5])-[.C7];0))" office:value-type="float" office:value="17.3268475073314">
            <text:p>17.3</text:p>
          </table:table-cell>
          <table:table-cell table:style-name="ce11" table:formula="of:=IF([.D7]=0;0;MAX(SUMPRODUCT([.D2:.D5];[.D2:.D5])/SUM([.D2:.D5])-[.D7];0))" office:value-type="float" office:value="1.75769230769231">
            <text:p>1.8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2.7544126241964">
            <text:p>12.8</text:p>
          </table:table-cell>
          <table:table-cell table:style-name="ce11" table:formula="of:=ABS(MAX([.C2:.C5])-[.C7]-[.C8])" office:value-type="float" office:value="12.9481524926686">
            <text:p>12.9</text:p>
          </table:table-cell>
          <table:table-cell table:style-name="ce11" table:formula="of:=ABS(MAX([.D2:.D5])-[.D7]-[.D8])" office:value-type="float" office:value="0.0923076923076924">
            <text:p>0.1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0.1455873758036">
            <text:p>60.1</text:p>
          </table:table-cell>
          <table:table-cell table:style-name="ce11" table:formula="of:=[.C7]+ [.C8]" office:value-type="float" office:value="59.9518475073314">
            <text:p>60.0</text:p>
          </table:table-cell>
          <table:table-cell table:style-name="ce11" table:formula="of:=[.D7]+ [.D8]" office:value-type="float" office:value="2.40769230769231">
            <text:p>2.4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7.2">
            <text:p>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4.9">
            <text:p>34.9</text:p>
          </table:table-cell>
          <table:table-cell office:value-type="float" office:value="36">
            <text:p>36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72">
            <text:p>7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table:number-columns-repeated="2" office:value-type="float" office:value="45.2">
            <text:p>45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0.4">
            <text:p>9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0.1">
            <text:p>20.1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21.2">
            <text:p>21.2</text:p>
          </table:table-cell>
          <table:table-cell table:style-name="ce11" table:formula="of:=AVERAGE([.D2:.D5])" office:value-type="float" office:value="1.1">
            <text:p>1.1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0.4614427860697">
            <text:p>20.5</text:p>
          </table:table-cell>
          <table:table-cell table:style-name="ce11" table:formula="of:=IF([.C7]=0;0;MAX(SUMPRODUCT([.C2:.C5];[.C2:.C5])/SUM([.C2:.C5])-[.C7];0))" office:value-type="float" office:value="18.3283018867925">
            <text:p>18.3</text:p>
          </table:table-cell>
          <table:table-cell table:style-name="ce11" table:formula="of:=IF([.D7]=0;0;MAX(SUMPRODUCT([.D2:.D5];[.D2:.D5])/SUM([.D2:.D5])-[.D7];0))" office:value-type="float" office:value="1.65">
            <text:p>1.7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.63855721393034">
            <text:p>4.6</text:p>
          </table:table-cell>
          <table:table-cell table:style-name="ce11" table:formula="of:=ABS(MAX([.C2:.C5])-[.C7]-[.C8])" office:value-type="float" office:value="5.67169811320755">
            <text:p>5.7</text:p>
          </table:table-cell>
          <table:table-cell table:style-name="ce11" table:formula="of:=ABS(MAX([.D2:.D5])-[.D7]-[.D8])" office:value-type="float" office:value="0.55">
            <text:p>0.6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40.5614427860697">
            <text:p>40.6</text:p>
          </table:table-cell>
          <table:table-cell table:style-name="ce11" table:formula="of:=[.C7]+ [.C8]" office:value-type="float" office:value="39.5283018867925">
            <text:p>39.5</text:p>
          </table:table-cell>
          <table:table-cell table:style-name="ce11" table:formula="of:=[.D7]+ [.D8]" office:value-type="float" office:value="2.75">
            <text:p>2.8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table:number-columns-repeated="2" office:value-type="float" office:value="770.2">
            <text:p>77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40.4">
            <text:p>154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687.4">
            <text:p>3687.4</text:p>
          </table:table-cell>
          <table:table-cell office:value-type="float" office:value="3546.1">
            <text:p>3546.1</text:p>
          </table:table-cell>
          <table:table-cell office:value-type="float" office:value="141.3">
            <text:p>141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7374.8">
            <text:p>737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table:number-columns-repeated="2" office:value-type="float" office:value="2606.2">
            <text:p>260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212.4">
            <text:p>521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765.95">
            <text:p>1766.0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730.625">
            <text:p>1730.6</text:p>
          </table:table-cell>
          <table:table-cell table:style-name="ce11" table:formula="of:=AVERAGE([.D2:.D5])" office:value-type="float" office:value="35.325">
            <text:p>35.3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04.46326764631">
            <text:p>1204.5</text:p>
          </table:table-cell>
          <table:table-cell table:style-name="ce11" table:formula="of:=IF([.C7]=0;0;MAX(SUMPRODUCT([.C2:.C5];[.C2:.C5])/SUM([.C2:.C5])-[.C7];0))" office:value-type="float" office:value="1152.77141603467">
            <text:p>1152.8</text:p>
          </table:table-cell>
          <table:table-cell table:style-name="ce11" table:formula="of:=IF([.D7]=0;0;MAX(SUMPRODUCT([.D2:.D5];[.D2:.D5])/SUM([.D2:.D5])-[.D7];0))" office:value-type="float" office:value="105.975">
            <text:p>106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716.986732353691">
            <text:p>717.0</text:p>
          </table:table-cell>
          <table:table-cell table:style-name="ce11" table:formula="of:=ABS(MAX([.C2:.C5])-[.C7]-[.C8])" office:value-type="float" office:value="662.70358396533">
            <text:p>662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970.41326764631">
            <text:p>2970.4</text:p>
          </table:table-cell>
          <table:table-cell table:style-name="ce11" table:formula="of:=[.C7]+ [.C8]" office:value-type="float" office:value="2883.39641603467">
            <text:p>2883.4</text:p>
          </table:table-cell>
          <table:table-cell table:style-name="ce11" table:formula="of:=[.D7]+ [.D8]" office:value-type="float" office:value="141.3">
            <text:p>141.3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13.2">
            <text:p>113.2</text:p>
          </table:table-cell>
          <table:table-cell office:value-type="float" office:value="113">
            <text:p>11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26.4">
            <text:p>22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142.8">
            <text:p>142.8</text:p>
          </table:table-cell>
          <table:table-cell office:value-type="float" office:value="141.5">
            <text:p>141.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85.5">
            <text:p>285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table:number-columns-repeated="2" office:value-type="float" office:value="202.1">
            <text:p>202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04.2">
            <text:p>40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14.525">
            <text:p>114.5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114.15">
            <text:p>114.2</text:p>
          </table:table-cell>
          <table:table-cell table:style-name="ce11" table:formula="of:=AVERAGE([.D2:.D5])" office:value-type="float" office:value="0.35">
            <text:p>0.4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7.1219984719494">
            <text:p>47.1</text:p>
          </table:table-cell>
          <table:table-cell table:style-name="ce11" table:formula="of:=IF([.C7]=0;0;MAX(SUMPRODUCT([.C2:.C5];[.C2:.C5])/SUM([.C2:.C5])-[.C7];0))" office:value-type="float" office:value="47.1195137976347">
            <text:p>47.1</text:p>
          </table:table-cell>
          <table:table-cell table:style-name="ce11" table:formula="of:=IF([.D7]=0;0;MAX(SUMPRODUCT([.D2:.D5];[.D2:.D5])/SUM([.D2:.D5])-[.D7];0))" office:value-type="float" office:value="0.707142857142857">
            <text:p>0.7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0.4530015280506">
            <text:p>40.5</text:p>
          </table:table-cell>
          <table:table-cell table:style-name="ce11" table:formula="of:=ABS(MAX([.C2:.C5])-[.C7]-[.C8])" office:value-type="float" office:value="40.8304862023653">
            <text:p>40.8</text:p>
          </table:table-cell>
          <table:table-cell table:style-name="ce11" table:formula="of:=ABS(MAX([.D2:.D5])-[.D7]-[.D8])" office:value-type="float" office:value="0.142857142857143">
            <text:p>0.1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61.646998471949">
            <text:p>161.6</text:p>
          </table:table-cell>
          <table:table-cell table:style-name="ce11" table:formula="of:=[.C7]+ [.C8]" office:value-type="float" office:value="161.269513797635">
            <text:p>161.3</text:p>
          </table:table-cell>
          <table:table-cell table:style-name="ce11" table:formula="of:=[.D7]+ [.D8]" office:value-type="float" office:value="1.05714285714286">
            <text:p>1.1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32.6">
            <text:p>3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33.1">
            <text:p>3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3.7">
            <text:p>33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33.2">
            <text:p>33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3.15">
            <text:p>33.2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460030165912428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545399698340873">
            <text:p>0.5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25.7">
            <text:p>125.7</text:p>
          </table:table-cell>
          <table:table-cell office:value-type="float" office:value="74">
            <text:p>74</text:p>
          </table:table-cell>
          <table:table-cell office:value-type="float" office:value="51.7">
            <text:p>51.7</text:p>
          </table:table-cell>
          <table:table-cell office:value-type="float" office:value="391.1">
            <text:p>391.1</text:p>
          </table:table-cell>
          <table:table-cell office:value-type="float" office:value="0">
            <text:p>0</text:p>
          </table:table-cell>
          <table:table-cell office:value-type="float" office:value="429.3">
            <text:p>429.3</text:p>
          </table:table-cell>
          <table:table-cell office:value-type="float" office:value="1122.3">
            <text:p>1122.3</text:p>
          </table:table-cell>
          <table:table-cell office:value-type="float" office:value="-1">
            <text:p>-1</text:p>
          </table:table-cell>
          <table:table-cell office:value-type="float" office:value="80.6">
            <text:p>80.6</text:p>
          </table:table-cell>
          <table:table-cell office:value-type="float" office:value="0.1">
            <text:p>0.1</text:p>
          </table:table-cell>
          <table:table-cell office:value-type="float" office:value="712.2">
            <text:p>712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81.4">
            <text:p>81.4</text:p>
          </table:table-cell>
          <table:table-cell office:value-type="float" office:value="36.7">
            <text:p>36.7</text:p>
          </table:table-cell>
          <table:table-cell office:value-type="float" office:value="44.7">
            <text:p>44.7</text:p>
          </table:table-cell>
          <table:table-cell office:value-type="float" office:value="391.1">
            <text:p>391.1</text:p>
          </table:table-cell>
          <table:table-cell office:value-type="float" office:value="0">
            <text:p>0</text:p>
          </table:table-cell>
          <table:table-cell office:value-type="float" office:value="463.7">
            <text:p>463.7</text:p>
          </table:table-cell>
          <table:table-cell office:value-type="float" office:value="1129.9">
            <text:p>1129.9</text:p>
          </table:table-cell>
          <table:table-cell office:value-type="float" office:value="-1">
            <text:p>-1</text:p>
          </table:table-cell>
          <table:table-cell office:value-type="float" office:value="86.7">
            <text:p>86.7</text:p>
          </table:table-cell>
          <table:table-cell office:value-type="float" office:value="0.1">
            <text:p>0.1</text:p>
          </table:table-cell>
          <table:table-cell office:value-type="float" office:value="749.3">
            <text:p>749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84.4">
            <text:p>84.4</text:p>
          </table:table-cell>
          <table:table-cell office:value-type="float" office:value="18.4">
            <text:p>18.4</text:p>
          </table:table-cell>
          <table:table-cell office:value-type="float" office:value="66">
            <text:p>66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418.9">
            <text:p>418.9</text:p>
          </table:table-cell>
          <table:table-cell office:value-type="float" office:value="1155.8">
            <text:p>1155.8</text:p>
          </table:table-cell>
          <table:table-cell office:value-type="float" office:value="-1">
            <text:p>-1</text:p>
          </table:table-cell>
          <table:table-cell office:value-type="float" office:value="84.1">
            <text:p>84.1</text:p>
          </table:table-cell>
          <table:table-cell office:value-type="float" office:value="0.4">
            <text:p>0.4</text:p>
          </table:table-cell>
          <table:table-cell office:value-type="float" office:value="720.4">
            <text:p>720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17.4">
            <text:p>117.4</text:p>
          </table:table-cell>
          <table:table-cell office:value-type="float" office:value="50.4">
            <text:p>50.4</text:p>
          </table:table-cell>
          <table:table-cell office:value-type="float" office:value="66.9">
            <text:p>66.9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83.9">
            <text:p>383.9</text:p>
          </table:table-cell>
          <table:table-cell office:value-type="float" office:value="1138.9">
            <text:p>1138.9</text:p>
          </table:table-cell>
          <table:table-cell office:value-type="float" office:value="-1">
            <text:p>-1</text:p>
          </table:table-cell>
          <table:table-cell office:value-type="float" office:value="91">
            <text:p>91</text:p>
          </table:table-cell>
          <table:table-cell office:value-type="float" office:value="0.4">
            <text:p>0.4</text:p>
          </table:table-cell>
          <table:table-cell office:value-type="float" office:value="704.7">
            <text:p>704.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0">
            <text:p>0</text:p>
          </table:table-cell>
          <table:table-cell office:value-type="float" office:value="129.3">
            <text:p>129.3</text:p>
          </table:table-cell>
          <table:table-cell office:value-type="float" office:value="0">
            <text:p>0</text:p>
          </table:table-cell>
          <table:table-cell office:value-type="float" office:value="482.5">
            <text:p>482.5</text:p>
          </table:table-cell>
          <table:table-cell office:value-type="float" office:value="0">
            <text:p>0</text:p>
          </table:table-cell>
          <table:table-cell office:value-type="float" office:value="611.8">
            <text:p>611.8</text:p>
          </table:table-cell>
          <table:table-cell office:value-type="float" office:value="129.3">
            <text:p>129.3</text:p>
          </table:table-cell>
          <table:table-cell office:value-type="float" office:value="-482.5">
            <text:p>-482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0">
            <text:p>0</text:p>
          </table:table-cell>
          <table:table-cell office:value-type="float" office:value="45.6">
            <text:p>45.6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0">
            <text:p>0</text:p>
          </table:table-cell>
          <table:table-cell office:value-type="float" office:value="1698.6">
            <text:p>1698.6</text:p>
          </table:table-cell>
          <table:table-cell office:value-type="float" office:value="45.6">
            <text:p>45.6</text:p>
          </table:table-cell>
          <table:table-cell office:value-type="float" office:value="-1653">
            <text:p>-165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0">
            <text:p>0</text:p>
          </table:table-cell>
          <table:table-cell office:value-type="float" office:value="34.6">
            <text:p>34.6</text:p>
          </table:table-cell>
          <table:table-cell office:value-type="float" office:value="0">
            <text:p>0</text:p>
          </table:table-cell>
          <table:table-cell office:value-type="float" office:value="840.8">
            <text:p>840.8</text:p>
          </table:table-cell>
          <table:table-cell office:value-type="float" office:value="0">
            <text:p>0</text:p>
          </table:table-cell>
          <table:table-cell office:value-type="float" office:value="875.4">
            <text:p>875.4</text:p>
          </table:table-cell>
          <table:table-cell office:value-type="float" office:value="34.6">
            <text:p>34.6</text:p>
          </table:table-cell>
          <table:table-cell office:value-type="float" office:value="-840.8">
            <text:p>-840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2.475">
            <text:p>52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744.125">
            <text:p>744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2.7854573606479">
            <text:p>42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489.592429867294">
            <text:p>489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4.0395426393521">
            <text:p>34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419.282570132706">
            <text:p>419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0">
            <text:p>0</text:p>
          </table:table-cell>
          <table:table-cell office:value-type="float" office:value="432.6">
            <text:p>432.6</text:p>
          </table:table-cell>
          <table:table-cell office:value-type="float" office:value="0">
            <text:p>0</text:p>
          </table:table-cell>
          <table:table-cell office:value-type="float" office:value="562.9">
            <text:p>562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0">
            <text:p>0</text:p>
          </table:table-cell>
          <table:table-cell office:value-type="float" office:value="634.8">
            <text:p>634.8</text:p>
          </table:table-cell>
          <table:table-cell office:value-type="float" office:value="0">
            <text:p>0</text:p>
          </table:table-cell>
          <table:table-cell office:value-type="float" office:value="1218.9">
            <text:p>1218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0">
            <text:p>0</text:p>
          </table:table-cell>
          <table:table-cell office:value-type="float" office:value="348.2">
            <text:p>348.2</text:p>
          </table:table-cell>
          <table:table-cell office:value-type="float" office:value="0">
            <text:p>0</text:p>
          </table:table-cell>
          <table:table-cell office:value-type="float" office:value="639.1">
            <text:p>639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55.5">
            <text:p>355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605.45">
            <text:p>605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44.779887482419">
            <text:p>144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307.516900652407">
            <text:p>307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34.520112517581">
            <text:p>134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05.933099347593">
            <text:p>305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882">
            <text:p>1882</text:p>
          </table:table-cell>
          <table:table-cell table:number-columns-repeated="3" office:value-type="float" office:value="-1">
            <text:p>-1</text:p>
          </table:table-cell>
          <table:table-cell office:value-type="float" office:value="5.5">
            <text:p>5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71.7">
            <text:p>1771.7</text:p>
          </table:table-cell>
          <table:table-cell table:number-columns-repeated="3" office:value-type="float" office:value="-1">
            <text:p>-1</text:p>
          </table:table-cell>
          <table:table-cell office:value-type="float" office:value="1.8">
            <text:p>1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756.6">
            <text:p>1756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table:number-columns-repeated="3" office:value-type="float" office:value="-1">
            <text:p>-1</text:p>
          </table:table-cell>
          <table:table-cell office:value-type="float" office:value="91">
            <text:p>91</text:p>
          </table:table-cell>
          <table:table-cell table:number-columns-repeated="1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6708">
            <text:p>66708</text:p>
          </table:table-cell>
          <table:table-cell office:value-type="float" office:value="38">
            <text:p>38</text:p>
          </table:table-cell>
          <table:table-cell office:value-type="float" office:value="96163">
            <text:p>96163</text:p>
          </table:table-cell>
          <table:table-cell office:value-type="float" office:value="4469">
            <text:p>4469</text:p>
          </table:table-cell>
          <table:table-cell office:value-type="float" office:value="-1">
            <text:p>-1</text:p>
          </table:table-cell>
          <table:table-cell office:value-type="float" office:value="130558">
            <text:p>130558</text:p>
          </table:table-cell>
          <table:table-cell table:number-columns-repeated="7"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table:number-columns-repeated="3" office:value-type="float" office:value="-1">
            <text:p>-1</text:p>
          </table:table-cell>
          <table:table-cell office:value-type="float" office:value="48">
            <text:p>48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3826">
            <text:p>38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30559">
            <text:p>-130559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table:number-columns-repeated="3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195">
            <text:p>17195</text:p>
          </table:table-cell>
          <table:table-cell office:value-type="float" office:value="5">
            <text:p>5</text:p>
          </table:table-cell>
          <table:table-cell office:value-type="float" office:value="-63016">
            <text:p>-6301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20">
            <text:p>-20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83">
            <text:p>-8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table:number-columns-repeated="3"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07">
            <text:p>9407</text:p>
          </table:table-cell>
          <table:table-cell office:value-type="float" office:value="0">
            <text:p>0</text:p>
          </table:table-cell>
          <table:table-cell office:value-type="float" office:value="6066">
            <text:p>6066</text:p>
          </table:table-cell>
          <table:table-cell office:value-type="float" office:value="39">
            <text:p>39</text:p>
          </table:table-cell>
          <table:table-cell table:number-columns-repeated="9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7">
            <text:p>4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52M11S">
            <text:p>17:52:11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2M11S">
            <text:p>17:5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52M41S">
            <text:p>17:52:41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2M41S">
            <text:p>17:52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53M11S">
            <text:p>17:53:11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3M11S">
            <text:p>17:53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53M41S">
            <text:p>17:53:41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3M41S">
            <text:p>17:53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2">
            <text:p>12</text:p>
          </table:table-cell>
          <table:table-cell office:value-type="float" office:value="2.9">
            <text:p>2.9</text:p>
          </table:table-cell>
          <table:table-cell office:value-type="float" office:value="3.7">
            <text:p>3.7</text:p>
          </table:table-cell>
          <table:table-cell office:value-type="float" office:value="81.4">
            <text:p>81.4</text:p>
          </table:table-cell>
          <table:table-cell office:value-type="float" office:value="14.9">
            <text:p>1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0.7">
            <text:p>30.7</text:p>
          </table:table-cell>
          <table:table-cell office:value-type="float" office:value="3.3">
            <text:p>3.3</text:p>
          </table:table-cell>
          <table:table-cell office:value-type="float" office:value="5.6">
            <text:p>5.6</text:p>
          </table:table-cell>
          <table:table-cell office:value-type="float" office:value="60.5">
            <text:p>60.5</text:p>
          </table:table-cell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0.1">
            <text:p>20.1</text:p>
          </table:table-cell>
          <table:table-cell office:value-type="float" office:value="3.3">
            <text:p>3.3</text:p>
          </table:table-cell>
          <table:table-cell office:value-type="float" office:value="4.4">
            <text:p>4.4</text:p>
          </table:table-cell>
          <table:table-cell office:value-type="float" office:value="72.2">
            <text:p>72.2</text:p>
          </table:table-cell>
          <table:table-cell office:value-type="float" office:value="23.4">
            <text:p>23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85">
            <text:p>15.85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4">
            <text:p>2.4</text:p>
          </table:table-cell>
          <table:table-cell office:value-type="float" office:value="3.45">
            <text:p>3.45</text:p>
          </table:table-cell>
          <table:table-cell office:value-type="float" office:value="78.325">
            <text:p>78.33</text:p>
          </table:table-cell>
          <table:table-cell office:value-type="float" office:value="18.25">
            <text:p>18.2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5.4">
            <text:p>15.4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79.6">
            <text:p>79.6</text:p>
          </table:table-cell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38.1">
            <text:p>38.1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56.2">
            <text:p>56.2</text:p>
          </table:table-cell>
          <table:table-cell office:value-type="float" office:value="41.8">
            <text:p>4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1.4">
            <text:p>21.4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71.4">
            <text:p>71.4</text:p>
          </table:table-cell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875">
            <text:p>18.88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425">
            <text:p>2.43</text:p>
          </table:table-cell>
          <table:table-cell office:value-type="float" office:value="2.1">
            <text:p>2.1</text:p>
          </table:table-cell>
          <table:table-cell office:value-type="float" office:value="76.625">
            <text:p>76.63</text:p>
          </table:table-cell>
          <table:table-cell office:value-type="float" office:value="21.3">
            <text:p>21.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0.9">
            <text:p>80.9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42.3">
            <text:p>42.3</text:p>
          </table:table-cell>
          <table:table-cell office:value-type="float" office:value="4.3">
            <text:p>4.3</text:p>
          </table:table-cell>
          <table:table-cell office:value-type="float" office:value="2.7">
            <text:p>2.7</text:p>
          </table:table-cell>
          <table:table-cell office:value-type="float" office:value="50.6">
            <text:p>50.6</text:p>
          </table:table-cell>
          <table:table-cell office:value-type="float" office:value="46.6">
            <text:p>4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4.6">
            <text:p>24.6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office:value-type="float" office:value="68.5">
            <text:p>68.5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375">
            <text:p>20.38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45">
            <text:p>2.45</text:p>
          </table:table-cell>
          <table:table-cell office:value-type="float" office:value="2.325">
            <text:p>2.33</text:p>
          </table:table-cell>
          <table:table-cell office:value-type="float" office:value="74.825">
            <text:p>74.83</text:p>
          </table:table-cell>
          <table:table-cell office:value-type="float" office:value="22.825">
            <text:p>22.8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11S">
            <text:p>17:52:1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2">
            <text:p>99.2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2M41S">
            <text:p>17:52:41</text:p>
          </table:table-cell>
          <table:table-cell office:value-type="float" office:value="12.3">
            <text:p>12.3</text:p>
          </table:table-cell>
          <table:table-cell office:value-type="float" office:value="2.9">
            <text:p>2.9</text:p>
          </table:table-cell>
          <table:table-cell office:value-type="float" office:value="22.2">
            <text:p>22.2</text:p>
          </table:table-cell>
          <table:table-cell office:value-type="float" office:value="62.6">
            <text:p>62.6</text:p>
          </table:table-cell>
          <table:table-cell office:value-type="float" office:value="15.2">
            <text:p>15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11S">
            <text:p>17:53:11</text:p>
          </table:table-cell>
          <table:table-cell office:value-type="float" office:value="42">
            <text:p>42</text:p>
          </table:table-cell>
          <table:table-cell office:value-type="float" office:value="6.4">
            <text:p>6.4</text:p>
          </table:table-cell>
          <table:table-cell office:value-type="float" office:value="32.5">
            <text:p>32.5</text:p>
          </table:table-cell>
          <table:table-cell office:value-type="float" office:value="19.2">
            <text:p>19.2</text:p>
          </table:table-cell>
          <table:table-cell office:value-type="float" office:value="48.4">
            <text:p>48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3M41S">
            <text:p>17:53:41</text:p>
          </table:table-cell>
          <table:table-cell office:value-type="float" office:value="22">
            <text:p>22</text:p>
          </table:table-cell>
          <table:table-cell office:value-type="float" office:value="6.9">
            <text:p>6.9</text:p>
          </table:table-cell>
          <table:table-cell office:value-type="float" office:value="49">
            <text:p>49</text:p>
          </table:table-cell>
          <table:table-cell office:value-type="float" office:value="22.1">
            <text:p>22.1</text:p>
          </table:table-cell>
          <table:table-cell office:value-type="float" office:value="28.9">
            <text:p>28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2">
            <text:p>19.2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075">
            <text:p>4.08</text:p>
          </table:table-cell>
          <table:table-cell office:value-type="float" office:value="25.975">
            <text:p>25.98</text:p>
          </table:table-cell>
          <table:table-cell office:value-type="float" office:value="50.775">
            <text:p>50.78</text:p>
          </table:table-cell>
          <table:table-cell office:value-type="float" office:value="23.275">
            <text:p>23.2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9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52:11</text:p>
              </table:table-cell>
              <table:table-cell office:value-type="float" office:value="2.4">
                <text:p text:id="CPU_ALL.F2:CPU_ALL.F5">2.4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6">
                <text:p>16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43.1">
                <text:p>43.1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6.4">
                <text:p>26.4</text:p>
              </table:table-cell>
              <table:table-cell office:value-type="float" office:value="404.2">
                <text:p>40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260_Threads  12/9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5</text:p>
              </table:table-cell>
              <table:table-cell office:value-type="string">
                <text:p text:id="DISKBUSY.E1:DISKBUSY.E1">sda2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7:52:11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40.3">
                <text:p>40.3</text:p>
              </table:table-cell>
              <table:table-cell office:value-type="float" office:value="40.3">
                <text:p>4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57.9">
                <text:p>57.9</text:p>
              </table:table-cell>
              <table:table-cell office:value-type="float" office:value="57.3">
                <text:p>57.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72.9">
                <text:p>72.9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260_Threads  12/9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1</text:p>
              </table:table-cell>
              <table:table-cell office:value-type="string">
                <text:p>sda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.1">
                <text:p text:id="DISKREAD.B7:DISKREAD.E7">20.1</text:p>
              </table:table-cell>
              <table:table-cell office:value-type="float" office:value="21.2">
                <text:p>21.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0.4614427860697">
                <text:p text:id="DISKREAD.B8:DISKREAD.E8">20.4614427860697</text:p>
              </table:table-cell>
              <table:table-cell office:value-type="float" office:value="18.3283018867925">
                <text:p>18.3283018867925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63855721393034">
                <text:p text:id="DISKREAD.B9:DISKREAD.E9">4.63855721393034</text:p>
              </table:table-cell>
              <table:table-cell office:value-type="float" office:value="5.67169811320755">
                <text:p>5.671698113207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260_Threads  12/9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1</text:p>
              </table:table-cell>
              <table:table-cell office:value-type="string">
                <text:p text:id="DISKREAD.C1:DISKREAD.C1">sda</text:p>
              </table:table-cell>
              <table:table-cell office:value-type="string">
                <text:p text:id="DISKREAD.D1:DISKREAD.D1">sda5</text:p>
              </table:table-cell>
              <table:table-cell office:value-type="string">
                <text:p text:id="DISKREAD.E1:DISKREAD.E1">sda2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7:52:11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0.3">
                <text:p>0.3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34.9">
                <text:p>34.9</text:p>
              </table:table-cell>
              <table:table-cell office:value-type="float" office:value="36">
                <text:p>3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45.2">
                <text:p>45.2</text:p>
              </table:table-cell>
              <table:table-cell office:value-type="float" office:value="45.2">
                <text:p>4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260_Threads  12/9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765.95">
                <text:p text:id="DISKWRITE.B7:DISKWRITE.E7">1765.95</text:p>
              </table:table-cell>
              <table:table-cell office:value-type="float" office:value="1730.625">
                <text:p>1730.625</text:p>
              </table:table-cell>
              <table:table-cell office:value-type="float" office:value="35.325">
                <text:p>35.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04.46326764631">
                <text:p text:id="DISKWRITE.B8:DISKWRITE.E8">1204.46326764631</text:p>
              </table:table-cell>
              <table:table-cell office:value-type="float" office:value="1152.77141603467">
                <text:p>1152.77141603467</text:p>
              </table:table-cell>
              <table:table-cell office:value-type="float" office:value="105.975">
                <text:p>105.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716.986732353691">
                <text:p text:id="DISKWRITE.B9:DISKWRITE.E9">716.986732353691</text:p>
              </table:table-cell>
              <table:table-cell office:value-type="float" office:value="662.70358396533">
                <text:p>662.70358396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260_Threads  12/9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5</text:p>
              </table:table-cell>
              <table:table-cell office:value-type="string">
                <text:p text:id="DISKWRITE.E1:DISKWRITE.E1">sda2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7:52:11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770.2">
                <text:p>770.2</text:p>
              </table:table-cell>
              <table:table-cell office:value-type="float" office:value="770.2">
                <text:p>77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3687.4">
                <text:p>3687.4</text:p>
              </table:table-cell>
              <table:table-cell office:value-type="float" office:value="3546.1">
                <text:p>3546.1</text:p>
              </table:table-cell>
              <table:table-cell office:value-type="float" office:value="141.3">
                <text:p>14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606.2">
                <text:p>2606.2</text:p>
              </table:table-cell>
              <table:table-cell office:value-type="float" office:value="2606.2">
                <text:p>260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260_Threads  12/9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4.525">
                <text:p text:id="DISKXFER.B7:DISKXFER.E7">114.525</text:p>
              </table:table-cell>
              <table:table-cell office:value-type="float" office:value="114.15">
                <text:p>114.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7.1219984719494">
                <text:p text:id="DISKXFER.B8:DISKXFER.E8">47.1219984719494</text:p>
              </table:table-cell>
              <table:table-cell office:value-type="float" office:value="47.1195137976347">
                <text:p>47.1195137976347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0.4530015280506">
                <text:p text:id="DISKXFER.B9:DISKXFER.E9">40.4530015280506</text:p>
              </table:table-cell>
              <table:table-cell office:value-type="float" office:value="40.8304862023653">
                <text:p>40.830486202365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260_Threads  12/9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5</text:p>
              </table:table-cell>
              <table:table-cell office:value-type="string">
                <text:p text:id="DISKXFER.E1:DISKXFER.E1">sda2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7:52:11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13.2">
                <text:p>113.2</text:p>
              </table:table-cell>
              <table:table-cell office:value-type="float" office:value="113">
                <text:p>1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142.8">
                <text:p>142.8</text:p>
              </table:table-cell>
              <table:table-cell office:value-type="float" office:value="141.5">
                <text:p>141.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02.1">
                <text:p>202.1</text:p>
              </table:table-cell>
              <table:table-cell office:value-type="float" office:value="202.1">
                <text:p>20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2/9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33.15">
                <text:p text:id="JFSFILE.B7:JFSFILE.F7">33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460030165912428">
                <text:p text:id="JFSFILE.B8:JFSFILE.F8">0.0046003016591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545399698340873">
                <text:p text:id="JFSFILE.B9:JFSFILE.F9">0.545399698340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12/9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52:11</text:p>
              </table:table-cell>
              <table:table-cell office:value-type="float" office:value="125.7">
                <text:p text:id="MEM.F2:MEM.F5">125.7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117.4">
                <text:p>117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52:11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12/9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52:11</text:p>
              </table:table-cell>
              <table:table-cell office:value-type="float" office:value="1.6">
                <text:p text:id="CPU_ALL.B2:CPU_ALL.B5">1.6</text:p>
              </table:table-cell>
              <table:table-cell office:value-type="float" office:value="0.8">
                <text:p text:id="CPU_ALL.C2:CPU_ALL.C5">0.8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3.5">
                <text:p>13.5</text:p>
              </table:table-cell>
              <table:table-cell office:value-type="float" office:value="2.5">
                <text:p>2.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38.6">
                <text:p>38.6</text:p>
              </table:table-cell>
              <table:table-cell office:value-type="float" office:value="4.5">
                <text:p>4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2.1">
                <text:p>22.1</text:p>
              </table:table-cell>
              <table:table-cell office:value-type="float" office:value="4.3">
                <text:p>4.3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12/9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52:11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0.4">
                <text:p text:id="NET.H2:NET.H5">0.4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-482.5">
                <text:p>-482.5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-1653">
                <text:p>-165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-840.8">
                <text:p>-840.8</text:p>
              </table:table-cell>
              <table:table-cell office:value-type="float" office:value="34.6">
                <text:p>34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12/9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2.475">
                <text:p>52.475</text:p>
              </table:table-cell>
              <table:table-cell office:value-type="float" office:value="0">
                <text:p>0</text:p>
              </table:table-cell>
              <table:table-cell office:value-type="float" office:value="744.125">
                <text:p>744.1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42.7854573606479">
                <text:p>42.7854573606479</text:p>
              </table:table-cell>
              <table:table-cell office:value-type="float" office:value="0">
                <text:p>0</text:p>
              </table:table-cell>
              <table:table-cell office:value-type="float" office:value="489.592429867294">
                <text:p>489.592429867294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4.0395426393521">
                <text:p>34.0395426393521</text:p>
              </table:table-cell>
              <table:table-cell office:value-type="float" office:value="0">
                <text:p>0</text:p>
              </table:table-cell>
              <table:table-cell office:value-type="float" office:value="419.282570132706">
                <text:p>419.28257013270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12/9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52:11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4">
                <text:p text:id="NET.C2:NET.C5">0.4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0">
                <text:p>0</text:p>
              </table:table-cell>
              <table:table-cell office:value-type="float" office:value="129.3">
                <text:p>129.3</text:p>
              </table:table-cell>
              <table:table-cell office:value-type="float" office:value="0">
                <text:p>0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  <table:table-cell office:value-type="float" office:value="0">
                <text:p>0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">
                <text:p>0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  <table:table-cell office:value-type="float" office:value="840.8">
                <text:p>840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12/9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55.5">
                <text:p>355.5</text:p>
              </table:table-cell>
              <table:table-cell office:value-type="float" office:value="0">
                <text:p>0</text:p>
              </table:table-cell>
              <table:table-cell office:value-type="float" office:value="605.45">
                <text:p>605.4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44.779887482419">
                <text:p>144.779887482419</text:p>
              </table:table-cell>
              <table:table-cell office:value-type="float" office:value="0">
                <text:p>0</text:p>
              </table:table-cell>
              <table:table-cell office:value-type="float" office:value="307.516900652407">
                <text:p>307.516900652407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34.520112517581">
                <text:p>134.520112517581</text:p>
              </table:table-cell>
              <table:table-cell office:value-type="float" office:value="0">
                <text:p>0</text:p>
              </table:table-cell>
              <table:table-cell office:value-type="float" office:value="305.933099347593">
                <text:p>305.93309934759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12/9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7:52:11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6.4">
                <text:p text:id="NETPACKET.C2:NETPACKET.C5">6.4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0">
                <text:p>0</text:p>
              </table:table-cell>
              <table:table-cell office:value-type="float" office:value="432.6">
                <text:p>432.6</text:p>
              </table:table-cell>
              <table:table-cell office:value-type="float" office:value="0">
                <text:p>0</text:p>
              </table:table-cell>
              <table:table-cell office:value-type="float" office:value="562.9">
                <text:p>562.9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0">
                <text:p>0</text:p>
              </table:table-cell>
              <table:table-cell office:value-type="float" office:value="634.8">
                <text:p>634.8</text:p>
              </table:table-cell>
              <table:table-cell office:value-type="float" office:value="0">
                <text:p>0</text:p>
              </table:table-cell>
              <table:table-cell office:value-type="float" office:value="1218.9">
                <text:p>1218.9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">
                <text:p>0</text:p>
              </table:table-cell>
              <table:table-cell office:value-type="float" office:value="348.2">
                <text:p>348.2</text:p>
              </table:table-cell>
              <table:table-cell office:value-type="float" office:value="0">
                <text:p>0</text:p>
              </table:table-cell>
              <table:table-cell office:value-type="float" office:value="639.1">
                <text:p>639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12/9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52:11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12/9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52:11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882">
                <text:p>18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1771.7">
                <text:p>177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1756.6">
                <text:p>1756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12/9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52:11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5.5">
                <text:p>5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2/9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52:11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9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52:11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52:11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12/9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7:52:11</text:p>
              </table:table-cell>
              <table:table-cell office:value-type="float" office:value="0.6">
                <text:p text:id="CPU01.B2:CPU01.B5">0.6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.1">
                <text:p text:id="CPU01.D2:CPU01.D5">0.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2">
                <text:p>12</text:p>
              </table:table-cell>
              <table:table-cell office:value-type="float" office:value="2.9">
                <text:p>2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30.7">
                <text:p>30.7</text:p>
              </table:table-cell>
              <table:table-cell office:value-type="float" office:value="3.3">
                <text:p>3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0.1">
                <text:p>20.1</text:p>
              </table:table-cell>
              <table:table-cell office:value-type="float" office:value="3.3">
                <text:p>3.3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12/9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7:52:11</text:p>
              </table:table-cell>
              <table:table-cell office:value-type="float" office:value="0.6">
                <text:p text:id="CPU02.B2:CPU02.B5">0.6</text:p>
              </table:table-cell>
              <table:table-cell office:value-type="float" office:value="0.1">
                <text:p text:id="CPU02.C2:CPU02.C5">0.1</text:p>
              </table:table-cell>
              <table:table-cell office:value-type="float" office:value="0.1">
                <text:p text:id="CPU02.D2:CPU02.D5">0.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5.4">
                <text:p>15.4</text:p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38.1">
                <text:p>38.1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1.4">
                <text:p>21.4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12/9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7:52:11</text:p>
              </table:table-cell>
              <table:table-cell office:value-type="float" office:value="0.6">
                <text:p text:id="CPU03.B2:CPU03.B5">0.6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.1">
                <text:p text:id="CPU03.D2:CPU03.D5">0.1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42.3">
                <text:p>42.3</text:p>
              </table:table-cell>
              <table:table-cell office:value-type="float" office:value="4.3">
                <text:p>4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4.6">
                <text:p>24.6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12/9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7:52:11</text:p>
              </table:table-cell>
              <table:table-cell office:value-type="float" office:value="0.5">
                <text:p text:id="CPU04.B2:CPU04.B5">0.5</text:p>
              </table:table-cell>
              <table:table-cell office:value-type="float" office:value="0.1">
                <text:p text:id="CPU04.C2:CPU04.C5">0.1</text:p>
              </table:table-cell>
              <table:table-cell office:value-type="float" office:value="0.2">
                <text:p text:id="CPU04.D2:CPU04.D5">0.2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2.3">
                <text:p>12.3</text:p>
              </table:table-cell>
              <table:table-cell office:value-type="float" office:value="2.9">
                <text:p>2.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42">
                <text:p>42</text:p>
              </table:table-cell>
              <table:table-cell office:value-type="float" office:value="6.4">
                <text:p>6.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22">
                <text:p>22</text:p>
              </table:table-cell>
              <table:table-cell office:value-type="float" office:value="6.9">
                <text:p>6.9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9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5.85">
                <text:p text:id="CPU_SUMM.B2:CPU_SUMM.B5">15.85</text:p>
              </table:table-cell>
              <table:table-cell office:value-type="float" office:value="2.4">
                <text:p text:id="CPU_SUMM.C2:CPU_SUMM.C5">2.4</text:p>
              </table:table-cell>
              <table:table-cell office:value-type="float" office:value="3.45">
                <text:p text:id="CPU_SUMM.D2:CPU_SUMM.D5">3.4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8.875">
                <text:p>18.875</text:p>
              </table:table-cell>
              <table:table-cell office:value-type="float" office:value="2.425">
                <text:p>2.4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0.375">
                <text:p>20.375</text:p>
              </table:table-cell>
              <table:table-cell office:value-type="float" office:value="2.45">
                <text:p>2.45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9.2">
                <text:p>19.2</text:p>
              </table:table-cell>
              <table:table-cell office:value-type="float" office:value="4.075">
                <text:p>4.075</text:p>
              </table:table-cell>
              <table:table-cell office:value-type="float" office:value="25.975">
                <text:p>25.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12/9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7:52:11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7.2">
                <text:p>7.2</text:p>
              </table:table-cell>
              <table:table-cell office:value-type="float" office:value="1540.4">
                <text:p>1540.4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72">
                <text:p>72</text:p>
              </table:table-cell>
              <table:table-cell office:value-type="float" office:value="7374.8">
                <text:p>7374.8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90.4">
                <text:p>90.4</text:p>
              </table:table-cell>
              <table:table-cell office:value-type="float" office:value="5212.4">
                <text:p>5212.4</text:p>
              </table:table-cell>
              <table:table-cell office:value-type="float" office:value="404.2">
                <text:p>404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12/9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42.4">
                <text:p text:id="DISK_SUMM.B7:DISK_SUMM.D7">42.4</text:p>
              </table:table-cell>
              <table:table-cell office:value-type="float" office:value="3531.9">
                <text:p>3531.9</text:p>
              </table:table-cell>
              <table:table-cell office:value-type="float" office:value="229.025">
                <text:p>229.02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36.6566037735849">
                <text:p text:id="DISK_SUMM.B8:DISK_SUMM.D8">36.6566037735849</text:p>
              </table:table-cell>
              <table:table-cell office:value-type="float" office:value="2408.92653529262">
                <text:p>2408.92653529262</text:p>
              </table:table-cell>
              <table:table-cell office:value-type="float" office:value="94.2419468398646">
                <text:p>94.2419468398646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11.3433962264151">
                <text:p text:id="DISK_SUMM.B9:DISK_SUMM.D9">11.3433962264151</text:p>
              </table:table-cell>
              <table:table-cell office:value-type="float" office:value="1433.97346470738">
                <text:p>1433.97346470738</text:p>
              </table:table-cell>
              <table:table-cell office:value-type="float" office:value="80.9330531601354">
                <text:p>80.93305316013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260_Threads (Kbytes)  12/9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5</text:p>
              </table:table-cell>
              <table:table-cell office:value-type="string">
                <text:p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3.05">
                <text:p text:id="DISKBSIZE.B7:DISKBSIZE.E7">33.05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9.9692133131619">
                <text:p text:id="DISKBSIZE.B8:DISKBSIZE.E8">69.9692133131619</text:p>
              </table:table-cell>
              <table:table-cell office:value-type="float" office:value="8.04478260869565">
                <text:p>8.04478260869565</text:p>
              </table:table-cell>
              <table:table-cell office:value-type="float" office:value="7.68097345132744">
                <text:p>7.6809734513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4807866868381">
                <text:p text:id="DISKBSIZE.B9:DISKBSIZE.E9">12.4807866868381</text:p>
              </table:table-cell>
              <table:table-cell office:value-type="float" office:value="6.55521739130435">
                <text:p>6.55521739130435</text:p>
              </table:table-cell>
              <table:table-cell office:value-type="float" office:value="6.31902654867256">
                <text:p>6.31902654867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260_Threads (Kbytes)  12/9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5</text:p>
              </table:table-cell>
              <table:table-cell office:value-type="string">
                <text:p text:id="DISKBSIZE.C1:DISKBSIZE.C1">sda</text:p>
              </table:table-cell>
              <table:table-cell office:value-type="string">
                <text:p text:id="DISKBSIZE.D1:DISKBSIZE.D1">sda1</text:p>
              </table:table-cell>
              <table:table-cell office:value-type="string">
                <text:p text:id="DISKBSIZE.E1:DISKBSIZE.E1">sda2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7:52:11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7:52:41</text:p>
              </table:table-cell>
              <table:table-cell office:value-type="float" office:value="16.7">
                <text:p>16.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11</text:p>
              </table:table-cell>
              <table:table-cell office:value-type="float" office:value="115.5">
                <text:p>115.5</text:p>
              </table:table-cell>
              <table:table-cell office:value-type="float" office:value="26.1">
                <text:p>26.1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3:41</text:p>
              </table:table-cell>
              <table:table-cell office:value-type="float" office:value="0">
                <text:p>0</text:p>
              </table:table-cell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260_Threads  12/9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2.775">
                <text:p text:id="DISKBUSY.B7:DISKBUSY.E7">42.775</text:p>
              </table:table-cell>
              <table:table-cell office:value-type="float" office:value="42.625">
                <text:p>42.62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7.3705873758036">
                <text:p text:id="DISKBUSY.B8:DISKBUSY.E8">17.3705873758036</text:p>
              </table:table-cell>
              <table:table-cell office:value-type="float" office:value="17.3268475073314">
                <text:p>17.3268475073314</text:p>
              </table:table-cell>
              <table:table-cell office:value-type="float" office:value="1.75769230769231">
                <text:p>1.75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7544126241964">
                <text:p text:id="DISKBUSY.B9:DISKBUSY.E9">12.7544126241964</text:p>
              </table:table-cell>
              <table:table-cell office:value-type="float" office:value="12.9481524926686">
                <text:p>12.9481524926686</text:p>
              </table:table-cell>
              <table:table-cell office:value-type="float" office:value="0.0923076923076924">
                <text:p>0.09230769230769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